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a-title">[[QA_TITLE]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ccccff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>
      <style:paragraph-properties fo:margin-top="0.0299in" fo:margin-bottom="0.0201in" fo:background-color="#4c4c4c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666666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c0c0c0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>
      <style:paragraph-properties fo:text-align="center" style:justify-single-word="false" fo:background-color="#ccccff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13T00:14:18</meta:creation-date>
    <dc:creator>Ashok Hariharan</dc:creator>
    <dc:date>2007-09-13T00:17:44</dc:date>
    <dc:language>en-US</dc:language>
    <meta:editing-cycles>3</meta:editing-cycles>
    <meta:editing-duration>PT1M41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25"/>
  </office:meta>
</office:document-meta>
</file>